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FreeSans" svg:font-family="FreeSans" style:font-family-generic="roman"/>
    <style:font-face style:name="Liberation Serif" svg:font-family="'Liberation Serif'"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0631dd"/>
    </style:style>
    <style:style style:name="P2" style:family="paragraph" style:parent-style-name="Footer">
      <style:text-properties fo:font-size="8pt" officeooo:rsid="000643cb" officeooo:paragraph-rsid="000643cb" style:font-size-asian="8pt" style:font-size-complex="8pt"/>
    </style:style>
    <style:style style:name="P3" style:family="paragraph" style:parent-style-name="Standard">
      <style:text-properties style:font-name="Liberation Serif" fo:font-size="8pt" fo:font-style="normal" fo:font-weight="normal" officeooo:rsid="000643cb" style:font-size-asian="8pt" style:font-style-asian="normal" style:font-weight-asian="normal" style:font-size-complex="8pt"/>
    </style:style>
    <style:style style:name="P4" style:family="paragraph" style:parent-style-name="Standard">
      <style:paragraph-properties fo:margin-left="0in" fo:margin-right="0in" fo:text-align="center" style:justify-single-word="false" fo:text-indent="0in" style:auto-text-indent="false"/>
      <style:text-properties style:font-name="Consolas" fo:font-size="26pt" officeooo:rsid="0011edd9" officeooo:paragraph-rsid="001db5a2" style:font-size-asian="26pt" style:font-size-complex="26pt"/>
    </style:style>
    <style:style style:name="P5" style:family="paragraph" style:parent-style-name="Standard">
      <style:paragraph-properties fo:margin-left="0in" fo:margin-right="0in" fo:text-indent="0.5in" style:auto-text-indent="false"/>
      <style:text-properties officeooo:rsid="000a1739" officeooo:paragraph-rsid="000a1739"/>
    </style:style>
    <style:style style:name="P6" style:family="paragraph" style:parent-style-name="Standard">
      <style:paragraph-properties fo:margin-left="0in" fo:margin-right="0in" fo:text-indent="0.5in" style:auto-text-indent="false"/>
      <style:text-properties fo:language="en" fo:country="US" fo:font-weight="normal" officeooo:rsid="001d7414" officeooo:paragraph-rsid="001ed1d0" style:font-weight-asian="normal" style:font-weight-complex="normal"/>
    </style:style>
    <style:style style:name="P7" style:family="paragraph" style:parent-style-name="Standard">
      <style:paragraph-properties fo:margin-left="0in" fo:margin-right="0in" fo:text-indent="0.5in" style:auto-text-indent="false"/>
      <style:text-properties fo:language="en" fo:country="US" fo:font-weight="normal" officeooo:rsid="001d7414" officeooo:paragraph-rsid="001f6e10" style:font-weight-asian="normal" style:font-weight-complex="normal"/>
    </style:style>
    <style:style style:name="P8" style:family="paragraph" style:parent-style-name="Standard">
      <style:paragraph-properties fo:margin-left="0in" fo:margin-right="0in" fo:text-indent="0.5in" style:auto-text-indent="false"/>
      <style:text-properties fo:language="en" fo:country="US" fo:font-weight="normal" officeooo:rsid="001d7414" officeooo:paragraph-rsid="00202900" style:font-weight-asian="normal" style:font-weight-complex="normal"/>
    </style:style>
    <style:style style:name="P9" style:family="paragraph" style:parent-style-name="Standard">
      <style:paragraph-properties fo:margin-left="0in" fo:margin-right="0in" fo:text-indent="0.5in" style:auto-text-indent="false"/>
      <style:text-properties fo:language="en" fo:country="US" fo:font-weight="normal" officeooo:rsid="001d7414" officeooo:paragraph-rsid="0021f5e6" style:font-weight-asian="normal" style:font-weight-complex="normal"/>
    </style:style>
    <style:style style:name="P10" style:family="paragraph" style:parent-style-name="Standard">
      <style:paragraph-properties fo:margin-left="0in" fo:margin-right="0in" fo:text-indent="0.5in" style:auto-text-indent="false"/>
      <style:text-properties fo:language="en" fo:country="US" fo:font-weight="normal" officeooo:rsid="001d7414" officeooo:paragraph-rsid="00235354" style:font-weight-asian="normal" style:font-weight-complex="normal"/>
    </style:style>
    <style:style style:name="P11" style:family="paragraph" style:parent-style-name="Standard">
      <style:paragraph-properties fo:margin-left="0in" fo:margin-right="0in" fo:text-indent="0.5in" style:auto-text-indent="false"/>
      <style:text-properties fo:language="en" fo:country="US" fo:font-weight="normal" officeooo:rsid="001d7414" officeooo:paragraph-rsid="00245db9" style:font-weight-asian="normal" style:font-weight-complex="normal"/>
    </style:style>
    <style:style style:name="P12" style:family="paragraph" style:parent-style-name="Standard">
      <style:paragraph-properties fo:margin-left="0in" fo:margin-right="0in" fo:text-indent="0.5in" style:auto-text-indent="false"/>
      <style:text-properties fo:language="en" fo:country="US" fo:font-weight="normal" officeooo:rsid="001d7414" officeooo:paragraph-rsid="0029abce" style:font-weight-asian="normal" style:font-weight-complex="normal"/>
    </style:style>
    <style:style style:name="P13" style:family="paragraph" style:parent-style-name="Standard">
      <style:paragraph-properties fo:margin-left="0in" fo:margin-right="0in" fo:text-indent="0.5in" style:auto-text-indent="false"/>
      <style:text-properties fo:language="en" fo:country="US" fo:font-style="italic" style:text-underline-style="none" fo:font-weight="normal" officeooo:rsid="001d7414" officeooo:paragraph-rsid="0021f5e6" style:font-style-asian="italic" style:font-weight-asian="normal" style:font-style-complex="italic" style:font-weight-complex="normal"/>
    </style:style>
    <style:style style:name="P14" style:family="paragraph" style:parent-style-name="Table_20_Contents">
      <style:text-properties style:font-name="Consolas" officeooo:paragraph-rsid="00245db9"/>
    </style:style>
    <style:style style:name="P15" style:family="paragraph" style:parent-style-name="Table_20_Contents">
      <style:text-properties style:font-name="Consolas" fo:font-size="10pt" officeooo:paragraph-rsid="00245db9" style:font-size-asian="10pt" style:font-size-complex="10pt"/>
    </style:style>
    <style:style style:name="P16" style:family="paragraph" style:parent-style-name="Table_20_Contents">
      <style:text-properties style:font-name="Consolas" fo:font-size="10pt" fo:font-weight="normal" officeooo:paragraph-rsid="00247926" style:font-size-asian="10pt" style:font-weight-asian="normal" style:font-size-complex="10pt" style:font-weight-complex="normal"/>
    </style:style>
    <style:style style:name="P17" style:family="paragraph" style:parent-style-name="Table_20_Contents">
      <style:paragraph-properties fo:text-align="center" style:justify-single-word="false"/>
      <style:text-properties fo:font-weight="bold" officeooo:paragraph-rsid="00247926" style:font-weight-asian="bold" style:font-weight-complex="bold"/>
    </style:style>
    <style:style style:name="P18" style:family="paragraph" style:parent-style-name="Header">
      <style:text-properties officeooo:rsid="000631dd" officeooo:paragraph-rsid="000631dd"/>
    </style:style>
    <style:style style:name="T1" style:family="text">
      <style:text-properties officeooo:rsid="000631dd"/>
    </style:style>
    <style:style style:name="T2" style:family="text">
      <style:text-properties officeooo:rsid="0005ded0"/>
    </style:style>
    <style:style style:name="T3" style:family="text">
      <style:text-properties fo:font-weight="bold" officeooo:rsid="001f6e10" style:font-weight-asian="bold" style:font-weight-complex="bold"/>
    </style:style>
    <style:style style:name="T4" style:family="text">
      <style:text-properties fo:font-weight="bold" officeooo:rsid="00235354" style:font-weight-asian="bold" style:font-weight-complex="bold"/>
    </style:style>
    <style:style style:name="T5" style:family="text">
      <style:text-properties officeooo:rsid="001db5a2"/>
    </style:style>
    <style:style style:name="T6" style:family="text">
      <style:text-properties officeooo:rsid="001ed1d0"/>
    </style:style>
    <style:style style:name="T7" style:family="text">
      <style:text-properties officeooo:rsid="001f6e10"/>
    </style:style>
    <style:style style:name="T8" style:family="text">
      <style:text-properties officeooo:rsid="00202900"/>
    </style:style>
    <style:style style:name="T9" style:family="text">
      <style:text-properties officeooo:rsid="0021f586"/>
    </style:style>
    <style:style style:name="T10" style:family="text">
      <style:text-properties officeooo:rsid="0021f5e6"/>
    </style:style>
    <style:style style:name="T11" style:family="text">
      <style:text-properties officeooo:rsid="00235354"/>
    </style:style>
    <style:style style:name="T12" style:family="text">
      <style:text-properties officeooo:rsid="00245db9"/>
    </style:style>
    <style:style style:name="T13" style:family="text">
      <style:text-properties officeooo:rsid="00247926"/>
    </style:style>
    <style:style style:name="T14" style:family="text">
      <style:text-properties officeooo:rsid="002656a3"/>
    </style:style>
    <style:style style:name="T15" style:family="text">
      <style:text-properties officeooo:rsid="00279bc0"/>
    </style:style>
    <style:style style:name="T16" style:family="text">
      <style:text-properties officeooo:rsid="0029254a"/>
    </style:style>
    <style:style style:name="T17" style:family="text">
      <style:text-properties officeooo:rsid="0029ab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Email</text:span></text:p>
      <text:p text:style-name="P5"/>
      <text:p text:style-name="P6"><text:span text:style-name="T6">PHP can send out emails, even without an email solution installed on your server. You can set the “from” address to anything, but keep in mind that many email providers (Gmail, etc.) will flag emails sent with this method as suspicious.</text:span></text:p>
      <text:p text:style-name="P8"><text:span text:style-name="T8"/></text:p>
      <text:p text:style-name="P8"><text:span text:style-name="T8">Emailing will not be part of any assignments for this class, since I don't want to be spammed with test emails. But, some information about it is here if it comes in handy. If you intend to send out email from your website, it is probably best to also set up an SMTP server. </text:span><text:span text:style-name="T9">If you're going to do this, you should look up some PHP libraries </text:span><text:span text:style-name="T16">(such as PEAR)</text:span><text:span text:style-name="T9"> to help you out with emailing.</text:span></text:p>
      <text:p text:style-name="P8"><text:span text:style-name="T8"/></text:p>
      <text:p text:style-name="P6"><text:span text:style-name="T6"/></text:p>
      <text:h text:style-name="Heading_20_1" text:outline-level="1"><text:span text:style-name="T7">Sending an email</text:span></text:h>
      <text:p text:style-name="P7"><text:span text:style-name="T7"/></text:p>
      <text:p text:style-name="P7"><text:span text:style-name="T7">You can send an email with the </text:span><text:span text:style-name="T3">mail()</text:span><text:span text:style-name="T7"> function. </text:span><text:span text:style-name="T10">The mail function's arguments are:</text:span></text:p>
      <text:p text:style-name="P13"><text:span text:style-name="T10">to, subject, message, headers, parameters</text:span></text:p>
      <text:p text:style-name="P9"><text:span text:style-name="T10"/></text:p>
      <text:p text:style-name="P10"><text:span text:style-name="T11">You can include a </text:span><text:span text:style-name="T4">from</text:span><text:span text:style-name="T11"> address within the </text:span><text:span text:style-name="T4">headers</text:span><text:span text:style-name="T11"> parameter. The header may also contain information about the content, character set, and other information.</text:span></text:p>
      <text:p text:style-name="P10"><text:span text:style-name="T11"/></text:p>
      <text:p text:style-name="P11"><text:span text:style-name="T12">Let's say we have a form to send an email from:</text:span></text:p>
      <table:table table:name="Table1" table:style-name="Table1">
        <table:table-column table:style-name="Table1.A"/>
        <table:table-row>
          <table:table-cell table:style-name="Table1.A1" office:value-type="string">
            <text:p text:style-name="P15"><text:span text:style-name="T12">&lt;form method="post"&gt;</text:span></text:p>
            <text:p text:style-name="P15"><text:span text:style-name="T12"><text:tab/><text:tab/><text:tab/>&lt;p&gt;</text:span></text:p>
            <text:p text:style-name="P15"><text:span text:style-name="T12"><text:tab/><text:tab/><text:tab/><text:tab/>&lt;label&gt;Subject:&lt;/label&gt;</text:span></text:p>
            <text:p text:style-name="P15"><text:span text:style-name="T12"><text:tab/><text:tab/><text:tab/><text:tab/>&lt;input type="text" name="subject"/&gt;</text:span></text:p>
            <text:p text:style-name="P15"><text:span text:style-name="T12"><text:tab/><text:tab/><text:tab/>&lt;/p&gt;</text:span></text:p>
            <text:p text:style-name="P15"><text:span text:style-name="T12"><text:tab/><text:tab/><text:tab/></text:span></text:p>
            <text:p text:style-name="P15"><text:span text:style-name="T12"><text:tab/><text:tab/><text:tab/>&lt;p&gt;</text:span></text:p>
            <text:p text:style-name="P15"><text:span text:style-name="T12"><text:tab/><text:tab/><text:tab/><text:tab/>&lt;label&gt;Message:&lt;/label&gt;&lt;br/&gt;</text:span></text:p>
            <text:p text:style-name="P15"><text:span text:style-name="T12"><text:tab/><text:tab/><text:tab/><text:tab/>&lt;textarea name="message"&gt;&lt;/textarea&gt;</text:span></text:p>
            <text:p text:style-name="P15"><text:span text:style-name="T12"><text:tab/><text:tab/><text:tab/>&lt;/p&gt;</text:span></text:p>
            <text:p text:style-name="P15"><text:span text:style-name="T12"><text:tab/><text:tab/><text:tab/></text:span></text:p>
            <text:p text:style-name="P15"><text:span text:style-name="T12"><text:tab/><text:tab/><text:tab/>&lt;p&gt;</text:span></text:p>
            <text:p text:style-name="P15"><text:span text:style-name="T12"><text:tab/><text:tab/><text:tab/><text:tab/>&lt;label&gt;To:&lt;/label&gt;</text:span></text:p>
            <text:p text:style-name="P15"><text:span text:style-name="T12"><text:tab/><text:tab/><text:tab/><text:tab/>&lt;input type="text" name="to"/&gt;</text:span></text:p>
            <text:p text:style-name="P15"><text:span text:style-name="T12"><text:tab/><text:tab/><text:tab/>&lt;/p&gt;</text:span></text:p>
            <text:p text:style-name="P15"><text:span text:style-name="T12"><text:tab/><text:tab/><text:tab/></text:span></text:p>
            <text:p text:style-name="P15"><text:span text:style-name="T12"><text:tab/><text:tab/><text:tab/>&lt;p&gt;</text:span></text:p>
            <text:p text:style-name="P15"><text:span text:style-name="T12"><text:tab/><text:tab/><text:tab/><text:tab/>&lt;label&gt;From:&lt;/label&gt;</text:span></text:p>
            <text:p text:style-name="P15"><text:span text:style-name="T12"><text:tab/><text:tab/><text:tab/><text:tab/>&lt;input type="text" name="from"/&gt;</text:span></text:p>
            <text:p text:style-name="P15"><text:span text:style-name="T12"><text:tab/><text:tab/><text:tab/>&lt;/p&gt;</text:span></text:p>
            <text:p text:style-name="P15"><text:span text:style-name="T12"><text:tab/><text:tab/><text:tab/></text:span></text:p>
            <text:p text:style-name="P15"><text:span text:style-name="T12"><text:tab/><text:tab/><text:tab/>&lt;p&gt;</text:span></text:p>
            <text:p text:style-name="P15"><text:span text:style-name="T12"><text:tab/><text:tab/><text:tab/><text:tab/>&lt;input type="submit" value="Send" name="send-mail" /&gt;</text:span></text:p>
            <text:p text:style-name="P15"><text:soft-page-break/><text:span text:style-name="T12"><text:tab/><text:tab/><text:tab/>&lt;/p&gt;</text:span></text:p>
            <text:p text:style-name="P15"><text:span text:style-name="T12"><text:tab/><text:tab/>&lt;/form&gt;</text:span></text:p>
          </table:table-cell>
        </table:table-row>
      </table:table>
      <text:p text:style-name="P11"><text:span text:style-name="T12"/></text:p>
      <text:p text:style-name="P11"><text:span text:style-name="T12"/></text:p>
      <text:p text:style-name="P11"><text:span text:style-name="T12">Then, you can send an email with:</text:span></text:p>
      <table:table table:name="Table2" table:style-name="Table2">
        <table:table-column table:style-name="Table2.A"/>
        <table:table-row>
          <table:table-cell table:style-name="Table2.A1" office:value-type="string">
            <text:p text:style-name="P14"><text:span text:style-name="T12">if ( isset( $_POST["send-mail"] ) ) </text:span></text:p>
            <text:p text:style-name="P14"><text:span text:style-name="T12">{</text:span></text:p>
            <text:p text:style-name="P14"><text:span text:style-name="T12"><text:tab/>mail( <text:tab/>$_POST["to"],</text:span></text:p>
            <text:p text:style-name="P14"><text:span text:style-name="T12"><text:tab/><text:tab/><text:tab/>$_POST["subject"],</text:span></text:p>
            <text:p text:style-name="P14"><text:span text:style-name="T12"><text:tab/><text:tab/><text:tab/>$_POST["message"],</text:span></text:p>
            <text:p text:style-name="P14"><text:span text:style-name="T12"><text:tab/><text:tab/><text:tab/>"From:" . $_POST["from"] );</text:span></text:p>
            <text:p text:style-name="P14"><text:span text:style-name="T12">}</text:span></text:p>
          </table:table-cell>
        </table:table-row>
      </table:table>
      <text:p text:style-name="P11"><text:span text:style-name="T12"/></text:p>
      <text:p text:style-name="P11"><text:span text:style-name="T12">Here, the arguments </text:span><text:span text:style-name="T14">could</text:span><text:span text:style-name="T12"> be:</text:span></text:p>
      <text:p text:style-name="P11"><text:span text:style-name="T12"/></text:p>
      <table:table table:name="Table3" table:style-name="Table3">
        <table:table-column table:style-name="Table3.A" table:number-columns-repeated="4"/>
        <table:table-row>
          <table:table-cell table:style-name="Table3.A1" office:value-type="string">
            <text:p text:style-name="P17"><text:span text:style-name="T13">To</text:span></text:p>
          </table:table-cell>
          <table:table-cell table:style-name="Table3.A1" office:value-type="string">
            <text:p text:style-name="P17"><text:span text:style-name="T13">Subject</text:span></text:p>
          </table:table-cell>
          <table:table-cell table:style-name="Table3.A1" office:value-type="string">
            <text:p text:style-name="P17"><text:span text:style-name="T13">Message</text:span></text:p>
          </table:table-cell>
          <table:table-cell table:style-name="Table3.D1" office:value-type="string">
            <text:p text:style-name="P17"><text:span text:style-name="T13">Headers</text:span></text:p>
          </table:table-cell>
        </table:table-row>
        <table:table-row>
          <table:table-cell table:style-name="Table3.A2" office:value-type="string">
            <text:p text:style-name="P16"><text:span text:style-name="T13">“bob@fakemail.com”</text:span></text:p>
          </table:table-cell>
          <table:table-cell table:style-name="Table3.A2" office:value-type="string">
            <text:p text:style-name="P16"><text:span text:style-name="T13">“You hve won 1 mil$</text:span><text:span text:style-name="T13">!”</text:span></text:p>
          </table:table-cell>
          <table:table-cell table:style-name="Table3.A2" office:value-type="string">
            <text:p text:style-name="P16">“<text:span text:style-name="T13">Plz send ur credit card # so I can forward ur accoutn 1 mil $!”</text:span></text:p>
          </table:table-cell>
          <table:table-cell table:style-name="Table3.D2" office:value-type="string">
            <text:p text:style-name="P16">“<text:span text:style-name="T13">From:billgates@nicrosoft.com”</text:span></text:p>
          </table:table-cell>
        </table:table-row>
      </table:table>
      <text:p text:style-name="P11"><text:span text:style-name="T12"/></text:p>
      <text:p text:style-name="P11"><text:span text:style-name="T12"/></text:p>
      <text:p text:style-name="P12"><text:span text:style-name="T17">That's about it. This exists, but handling email this way is probably not the best way to handle things, especially in high-traffic web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FreeSans" svg:font-family="FreeSans" style:font-family-generic="roman"/>
    <style:font-face style:name="Liberation Serif" svg:font-family="'Liberation Serif'"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Heading_20_1" style:display-name="Heading 1" style:family="paragraph" style:parent-style-name="Heading" style:next-style-name="Text_20_body" style:default-outline-level="1" style:class="text">
      <style:text-properties style:font-name="Consolas" fo:font-size="15pt" style:text-underline-style="solid" style:text-underline-width="auto" style:text-underline-color="font-color" fo:font-weight="bold"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31dd"/>
    </style:style>
    <style:style style:name="MP2" style:family="paragraph" style:parent-style-name="Header">
      <style:text-properties officeooo:rsid="000631dd" officeooo:paragraph-rsid="000631dd"/>
    </style:style>
    <style:style style:name="MP3" style:family="paragraph" style:parent-style-name="Footer">
      <style:text-properties fo:font-size="8pt" officeooo:rsid="000643cb" officeooo:paragraph-rsid="000643cb" style:font-size-asian="8pt" style:font-size-complex="8pt"/>
    </style:style>
    <style:style style:name="MP4" style:family="paragraph" style:parent-style-name="Standard">
      <style:text-properties style:font-name="Liberation Serif" fo:font-size="8pt" fo:font-style="normal" fo:font-weight="normal" officeooo:rsid="000643cb" style:font-size-asian="8pt" style:font-style-asian="normal" style:font-weight-asian="normal" style:font-size-complex="8pt"/>
    </style:style>
    <style:style style:name="MT1" style:family="text">
      <style:text-properties officeooo:rsid="000631dd"/>
    </style:style>
    <style:style style:name="MT2" style:family="text">
      <style:text-properties officeooo:rsid="0005ded0"/>
    </style:style>
    <style:style style:name="MT3" style:family="text">
      <style:text-properties officeooo:rsid="001db5a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S/IT 490 WD Web Development</text:span><text:tab/><text:tab/><text:span text:style-name="MT2">Page </text:span><text:span text:style-name="MT2"><text:page-number text:select-page="current">1</text:page-number></text:span><text:span text:style-name="MT2"> of </text:span><text:span text:style-name="MT2"><text:page-count>2</text:page-count></text:span></text:p>
        <text:p text:style-name="MP2"><text:span text:style-name="MT3">Email</text:span> lecture</text:p>
      </style:header>
      <style:footer>
        <text:p text:style-name="MP3">Last edited 2013-10-15<text:tab/><text:tab/></text:p>
        <text:p text:style-name="MP4">Written by Rachel J. Morris, Creative Commons Attribution-NonCommercial-ShareAlike 3.0 Unported Licen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01:12:26.21</meta:creation-date>
    <dc:title>Page Numbers</dc:title>
    <meta:editing-duration>PT37M56S</meta:editing-duration>
    <meta:editing-cycles>43</meta:editing-cycles>
    <meta:generator>LibreOffice/4.0.5.2$Windows_x86 LibreOffice_project/5464147a081647a250913f19c0715bca595af2f</meta:generator>
    <dc:date>2013-10-15T01:52:56.95</dc:date>
    <meta:document-statistic meta:table-count="3" meta:image-count="0" meta:object-count="0" meta:page-count="2" meta:paragraph-count="55" meta:word-count="310" meta:character-count="2058" meta:non-whitespace-character-count="1704"/>
    <meta:template xlink:type="simple" xlink:actuate="onRequest" xlink:title="Page Numbers" xlink:href="../../../../../../../../../Users/moosader/AppData/Roaming/LibreOffice/4/user/template/Page%20Numbers.ott" meta:date="2013-10-15T01:12:26.09"/>
  </office:meta>
</office:document-meta>
</file>